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P5" style:family="paragraph" style:parent-style-name="Standard">
      <style:paragraph-properties fo:text-align="start" style:justify-single-word="false"/>
      <style:text-properties officeooo:rsid="001951a0" officeooo:paragraph-rsid="001951a0"/>
    </style:style>
    <style:style style:name="P6" style:family="paragraph" style:parent-style-name="Standard">
      <style:paragraph-properties fo:text-align="start" style:justify-single-word="false"/>
      <style:text-properties officeooo:rsid="001ace45" officeooo:paragraph-rsid="001ace45"/>
    </style:style>
    <style:style style:name="P7" style:family="paragraph" style:parent-style-name="Standard" style:list-style-name="L6">
      <style:paragraph-properties fo:text-align="start" style:justify-single-word="false"/>
      <style:text-properties officeooo:rsid="001ace45" officeooo:paragraph-rsid="001ace45"/>
    </style:style>
    <style:style style:name="P8" style:family="paragraph" style:parent-style-name="Standard">
      <style:paragraph-properties fo:margin-left="0.9846in" fo:margin-right="0in" fo:text-align="start" style:justify-single-word="false" fo:text-indent="-0.25in" style:auto-text-indent="false"/>
      <style:text-properties officeooo:rsid="001ace45" officeooo:paragraph-rsid="001ace45"/>
    </style:style>
    <style:style style:name="P9" style:family="paragraph" style:parent-style-name="Standard" style:list-style-name="L3">
      <style:paragraph-properties fo:margin-left="0.4925in" fo:margin-right="0in" fo:text-align="start" style:justify-single-word="false" fo:text-indent="-0.25in" style:auto-text-indent="false"/>
      <style:text-properties officeooo:paragraph-rsid="001ace45"/>
    </style:style>
    <style:style style:name="P10" style:family="paragraph" style:parent-style-name="Standard" style:list-style-name="L3">
      <style:paragraph-properties fo:margin-left="0.4925in" fo:margin-right="0in" fo:text-align="start" style:justify-single-word="false" fo:text-indent="-0.25in" style:auto-text-indent="false"/>
      <style:text-properties officeooo:rsid="001ace45" officeooo:paragraph-rsid="001ace45"/>
    </style:style>
    <style:style style:name="T1" style:family="text">
      <style:text-properties officeooo:rsid="0017bc47"/>
    </style:style>
    <style:style style:name="T2" style:family="text">
      <style:text-properties officeooo:rsid="0018596a"/>
    </style:style>
    <style:style style:name="T3" style:family="text">
      <style:text-properties officeooo:rsid="00199e55"/>
    </style:style>
    <style:style style:name="T4" style:family="text">
      <style:text-properties officeooo:rsid="0019edfb"/>
    </style:style>
    <style:style style:name="T5" style:family="text">
      <style:text-properties officeooo:rsid="001ace45"/>
    </style:style>
    <style:style style:name="T6" style:family="text">
      <style:text-properties officeooo:rsid="001b6f10"/>
    </style:style>
    <style:style style:name="T7" style:family="text">
      <style:text-properties officeooo:rsid="001cbe1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text:span text:style-name="T7">Game D</text:span>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text:tab/><text:span text:style-name="T6">Work in progress...</text:span></text:p>
      <text:p text:style-name="P3"/>
      <text:p text:style-name="P3"/>
      <text:p text:style-name="P3">Level and Environment design</text:p>
      <text:p text:style-name="P3"/>
      <text:p text:style-name="P3"><text:tab/>Each level is a 2D tiled map using the open source program “Tiled”, which will create a xml file 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text:soft-page-break/></text:p>
      <text:p text:style-name="P3">Levels</text:p>
      <text:p text:style-name="P3"/>
      <text:list xml:id="list861106957629018638" text:style-name="L1">
        <text:list-item>
          <text:p text:style-name="P4">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4">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text:span></text:p>
        </text:list-item>
      </text:list>
      <text:p text:style-name="P3"/>
      <text:p text:style-name="P3"/>
      <text:p text:style-name="P5">Gameplay</text:p>
      <text:p text:style-name="P5"/>
      <text:p text:style-name="P5"><text:tab/>The gameplay is much like the original Zelda, swords and bow and arrows is the main source of fighting. <text:s/><text:span text:style-name="T4">Possibility of more weapons being added we should write the code in OOP style so that we could add more weapon types later, should we choose to do so.</text:span></text:p>
      <text:p text:style-name="P5"/>
      <text:p text:style-name="P6">Items and Merchants</text:p>
      <text:p text:style-name="P5"/>
      <text:p text:style-name="P5"><text:tab/><text:span text:style-name="T5">There will be merchants scattered throughout the maps where you can buy more equipment. <text:s/>Each item will have a Quality attribute, which denotes strength.</text:span></text:p>
      <text:p text:style-name="P5"/>
      <text:p text:style-name="P5"><text:tab/><text:span text:style-name="T5">Quality Levels</text:span><text:tab/></text:p>
      <text:list xml:id="list2334716550261075828" text:style-name="L6">
        <text:list-item>
          <text:p text:style-name="P7">Weak</text:p>
        </text:list-item>
        <text:list-item>
          <text:p text:style-name="P7">Average</text:p>
        </text:list-item>
        <text:list-item>
          <text:p text:style-name="P7">Strong</text:p>
        </text:list-item>
        <text:list-item>
          <text:p text:style-name="P7">Legendary</text:p>
        </text:list-item>
      </text:list>
      <text:p text:style-name="P6"/>
      <text:p text:style-name="P6"><text:tab/><text:tab/></text:p>
      <text:p text:style-name="P5"><text:tab/><text:span text:style-name="T5">Item Types</text:span></text:p>
      <text:list xml:id="list8204243558925744622" text:style-name="L3">
        <text:list-item>
          <text:p text:style-name="P9"><text:span text:style-name="T5">Weapons: swords, bows, arrows</text:span></text:p>
        </text:list-item>
        <text:list-item>
          <text:p text:style-name="P10">Shield: </text:p>
        </text:list-item>
        <text:list-item>
          <text:p text:style-name="P10">Potions: Health restore, Energy restore, Protection from damage, Damage output increase.</text:p>
        </text:list-item>
      </text:list>
      <text:p text:style-name="P8"/>
      <text:p text:style-name="P5"/>
      <text:p text:style-name="P5">Art</text:p>
      <text:p text:style-name="P5"><text:tab/></text:p>
      <text:p text:style-name="P5"><text:tab/>The art style is up to the artists but we are limited to 64 pixel square tiles. <text:s/>The locations will be almost entirely places on earth that are well known ancient ruins.</text:p>
      <text:p text:style-name="P5"/>
      <text:p text:style-name="P5">Sound and Music</text:p>
      <text:p text:style-name="P5"/>
      <text:p text:style-name="P5"><text:tab/>We will not use 8bit audio and music, we will use modern good quality sound effects and music.</text:p>
      <text:p text:style-name="P5"/>
      <text:p text:style-name="P5"><text:soft-page-break/>User Interface</text:p>
      <text:p text:style-name="P5"/>
      <text:p text:style-name="P5"><text:tab/><text:span text:style-name="T3">Health bar, energy bar, simple inventory screen at bottom. <text:s/>Some artwork around the bottom and edges.</text:span></text:p>
      <text:p text:style-name="P5"/>
      <text:p text:style-name="P5">Controls</text:p>
      <text:p text:style-name="P5"/>
      <text:p text:style-name="P5"><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5:04:37.802785802</dc:date>
    <meta:editing-duration>PT1H15M21S</meta:editing-duration>
    <meta:editing-cycles>9</meta:editing-cycles>
    <meta:generator>LibreOffice/4.1.3.2$Linux_X86_64 LibreOffice_project/410$Build-2</meta:generator>
    <meta:document-statistic meta:table-count="0" meta:image-count="0" meta:object-count="0" meta:page-count="3" meta:paragraph-count="44" meta:word-count="773" meta:character-count="4237" meta:non-whitespace-character-count="3460"/>
  </office:meta>
</office:document-meta>
</file>